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5.10.2018 13:55:08<text:tab/>Чтение идентификационных данных</text:p>
      <text:p text:style-name="P1">Внутренний номер: 409</text:p>
      <text:p text:style-name="P1">Серийный номер: 303</text:p>
      <text:p text:style-name="P1">Номер поставки: 234</text:p>
      <text:p text:style-name="P1">Тип БД: БДКГ-02</text:p>
      <text:p text:style-name="P1"/>
      <text:p text:style-name="P1">15.10.2018 13:55:09<text:tab/>Чтение времени интегрирования</text:p>
      <text:p text:style-name="P1">254</text:p>
      <text:p text:style-name="P1"/>
      <text:p text:style-name="P1">15.10.2018 13:55:10<text:tab/>Чтение порогов</text:p>
      <text:p text:style-name="P1">канал 1: рабочий порог 1.4e+004</text:p>
      <text:p text:style-name="P1">канал 1: аварийный порог 1.5e+004</text:p>
      <text:p text:style-name="P1"/>
      <text:p text:style-name="P1">15.10.2018 13:55:12<text:tab/>Чтение коэффициентов</text:p>
      <text:p text:style-name="P1">Cчётчик 1: мёртвое время: 5.91e-005</text:p>
      <text:p text:style-name="P1">Cчётчик 1: коэффициент: 0.0699</text:p>
      <text:p text:style-name="P1">Cчётчик 1: собственный фон: 0.514</text:p>
      <text:p text:style-name="P1"/>
      <text:p text:style-name="P1">15.10.2018 13:55:16<text:tab/>Чтение коэффициентов</text:p>
      <text:p text:style-name="P1">Cчётчик 1: мёртвое время: 2.909e-005</text:p>
      <text:p text:style-name="P1">Cчётчик 1: коэффициент: 7.25</text:p>
      <text:p text:style-name="P1">Cчётчик 1: собственный фон: 0</text:p>
      <text:p text:style-name="P1"/>
      <text:p text:style-name="P1">15.10.2018 13:55:20<text:tab/>Чтение коэффициентов</text:p>
      <text:p text:style-name="P1">Cчётчик 1: мёртвое время: 0.0001169</text:p>
      <text:p text:style-name="P1">Cчётчик 1: коэффициент: 1054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4.07.2018 16:03:38<text:tab/>Чтение идентификационных данных</text:p>
      <text:p text:style-name="P1">Внутренний номер: 952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03:40<text:tab/>Чтение времени интегрирования</text:p>
      <text:p text:style-name="P1">254</text:p>
      <text:p text:style-name="P1"/>
      <text:p text:style-name="P1">24.07.2018 16:03:41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03:42<text:tab/>Чтение коэффициентов</text:p>
      <text:p text:style-name="P1">Cчётчик 1: мёртвое время: 7.018e-005</text:p>
      <text:p text:style-name="P1">Cчётчик 1: коэффициент: 0.07187</text:p>
      <text:p text:style-name="P1">Cчётчик 1: собственный фон: 0.4099</text:p>
      <text:p text:style-name="P1"/>
      <text:p text:style-name="P1">24.07.2018 16:03:45<text:tab/>Чтение коэффициентов</text:p>
      <text:p text:style-name="P1">Cчётчик 1: мёртвое время: 3.071e-005</text:p>
      <text:p text:style-name="P1">Cчётчик 1: коэффициент: 6.296</text:p>
      <text:p text:style-name="P1">Cчётчик 1: собственный фон: 0</text:p>
      <text:p text:style-name="P1"/>
      <text:p text:style-name="P1">24.07.2018 16:03:49<text:tab/>Чтение коэффициентов</text:p>
      <text:p text:style-name="P1">Cчётчик 1: мёртвое время: 0.0001344</text:p>
      <text:p text:style-name="P1">Cчётчик 1: коэффициент: 1192</text:p>
      <text:p text:style-name="P1">Cчётчик 1: собственный фон: 0</text:p>
      <text:p text:style-name="P1"><text:soft-page-break/>24.07.2018 16:09:25<text:tab/>Чтение идентификационных данных</text:p>
      <text:p text:style-name="P1">Внутренний номер: 954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09:26<text:tab/>Чтение времени интегрирования</text:p>
      <text:p text:style-name="P1">254</text:p>
      <text:p text:style-name="P1"/>
      <text:p text:style-name="P1">24.07.2018 16:09:27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09:29<text:tab/>Чтение коэффициентов</text:p>
      <text:p text:style-name="P1">Cчётчик 1: мёртвое время: 7.043e-005</text:p>
      <text:p text:style-name="P1">Cчётчик 1: коэффициент: 0.07183</text:p>
      <text:p text:style-name="P1">Cчётчик 1: собственный фон: 0.453</text:p>
      <text:p text:style-name="P1"/>
      <text:p text:style-name="P1">24.07.2018 16:09:33<text:tab/>Чтение коэффициентов</text:p>
      <text:p text:style-name="P1">Cчётчик 1: мёртвое время: 2.942e-005</text:p>
      <text:p text:style-name="P1">Cчётчик 1: коэффициент: 6.431</text:p>
      <text:p text:style-name="P1">Cчётчик 1: собственный фон: 0</text:p>
      <text:p text:style-name="P1"/>
      <text:p text:style-name="P1">24.07.2018 16:09:37<text:tab/>Чтение коэффициентов</text:p>
      <text:p text:style-name="P1">Cчётчик 1: мёртвое время: 0.0001459</text:p>
      <text:p text:style-name="P1">Cчётчик 1: коэффициент: 1213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4.07.2018 16:27:36<text:tab/>Чтение идентификационных данных</text:p>
      <text:p text:style-name="P1">Внутренний номер: 955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27:37<text:tab/>Чтение времени интегрирования</text:p>
      <text:p text:style-name="P1">254</text:p>
      <text:p text:style-name="P1"/>
      <text:p text:style-name="P1">24.07.2018 16:27:37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27:39<text:tab/>Чтение коэффициентов</text:p>
      <text:p text:style-name="P1">Cчётчик 1: мёртвое время: 6.9e-005</text:p>
      <text:p text:style-name="P1">Cчётчик 1: коэффициент: 0.07362</text:p>
      <text:p text:style-name="P1">Cчётчик 1: собственный фон: 0.4213</text:p>
      <text:p text:style-name="P1"/>
      <text:p text:style-name="P1">24.07.2018 16:27:41<text:tab/>Чтение коэффициентов</text:p>
      <text:p text:style-name="P1">Cчётчик 1: мёртвое время: 3.057e-005</text:p>
      <text:p text:style-name="P1">Cчётчик 1: коэффициент: 6.715</text:p>
      <text:p text:style-name="P1">Cчётчик 1: собственный фон: 0</text:p>
      <text:p text:style-name="P1"/>
      <text:p text:style-name="P1">24.07.2018 16:27:44<text:tab/>Чтение коэффициентов</text:p>
      <text:p text:style-name="P1">Cчётчик 1: мёртвое время: 0.0001344</text:p>
      <text:p text:style-name="P1">Cчётчик 1: коэффициент: 1300</text:p>
      <text:p text:style-name="P1">Cчётчик 1: собственный фон: 0</text:p>
      <text:p text:style-name="P1"><text:soft-page-break/>24.07.2018 16:23:52<text:tab/>Чтение идентификационных данных</text:p>
      <text:p text:style-name="P1">Внутренний номер: 949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23:53<text:tab/>Чтение времени интегрирования</text:p>
      <text:p text:style-name="P1">254</text:p>
      <text:p text:style-name="P1"/>
      <text:p text:style-name="P1">24.07.2018 16:23:53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23:56<text:tab/>Чтение коэффициентов</text:p>
      <text:p text:style-name="P1">Cчётчик 1: мёртвое время: 7.161e-005</text:p>
      <text:p text:style-name="P1">Cчётчик 1: коэффициент: 0.0721</text:p>
      <text:p text:style-name="P1">Cчётчик 1: собственный фон: 0.4828</text:p>
      <text:p text:style-name="P1"/>
      <text:p text:style-name="P1">24.07.2018 16:23:59<text:tab/>Чтение коэффициентов</text:p>
      <text:p text:style-name="P1">Cчётчик 1: мёртвое время: 2.668e-005</text:p>
      <text:p text:style-name="P1">Cчётчик 1: коэффициент: 7.289</text:p>
      <text:p text:style-name="P1">Cчётчик 1: собственный фон: 0</text:p>
      <text:p text:style-name="P1"/>
      <text:p text:style-name="P1">24.07.2018 16:24:02<text:tab/>Чтение коэффициентов</text:p>
      <text:p text:style-name="P1">Cчётчик 1: мёртвое время: 0.0001447</text:p>
      <text:p text:style-name="P1">Cчётчик 1: коэффициент: 1257</text:p>
      <text:p text:style-name="P1">Cчётчик 1: собственный фон: 0</text:p>
      <text:p text:style-name="P1"/>
      <text:p text:style-name="P1"/>
      <text:p text:style-name="P1"/>
      <text:p text:style-name="P2"/>
      <text:p text:style-name="P1"/>
      <text:p text:style-name="P1"/>
      <text:p text:style-name="P1"/>
      <text:p text:style-name="P1"/>
      <text:p text:style-name="P1">24.07.2018 16:26:23<text:tab/>Чтение идентификационных данных</text:p>
      <text:p text:style-name="P1">Внутренний номер: 951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26:24<text:tab/>Чтение времени интегрирования</text:p>
      <text:p text:style-name="P1">254</text:p>
      <text:p text:style-name="P1"/>
      <text:p text:style-name="P1">24.07.2018 16:26:24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26:26<text:tab/>Чтение коэффициентов</text:p>
      <text:p text:style-name="P1">Cчётчик 1: мёртвое время: 5.932e-005</text:p>
      <text:p text:style-name="P1">Cчётчик 1: коэффициент: 0.07371</text:p>
      <text:p text:style-name="P1">Cчётчик 1: собственный фон: 0.52</text:p>
      <text:p text:style-name="P1"/>
      <text:p text:style-name="P1">24.07.2018 16:26:29<text:tab/>Чтение коэффициентов</text:p>
      <text:p text:style-name="P1">Cчётчик 1: мёртвое время: 2.754e-005</text:p>
      <text:p text:style-name="P1">Cчётчик 1: коэффициент: 6.714</text:p>
      <text:p text:style-name="P1">Cчётчик 1: собственный фон: 0</text:p>
      <text:p text:style-name="P1"/>
      <text:p text:style-name="P1">24.07.2018 16:26:32<text:tab/>Чтение коэффициентов</text:p>
      <text:p text:style-name="P1">Cчётчик 1: мёртвое время: 0.0001345</text:p>
      <text:p text:style-name="P1">Cчётчик 1: коэффициент: 1265</text:p>
      <text:p text:style-name="P1">Cчётчик 1: собственный фон: 0</text:p>
      <text:p text:style-name="P1"><text:soft-page-break/>24.07.2018 16:19:56<text:tab/>Чтение идентификационных данных</text:p>
      <text:p text:style-name="P1">Внутренний номер: 957</text:p>
      <text:p text:style-name="P1">Серийный номер: 0</text:p>
      <text:p text:style-name="P1">Номер поставки: 0</text:p>
      <text:p text:style-name="P1">Тип БД: БДКГ-02</text:p>
      <text:p text:style-name="P1"/>
      <text:p text:style-name="P1">24.07.2018 16:19:56<text:tab/>Чтение времени интегрирования</text:p>
      <text:p text:style-name="P1">254</text:p>
      <text:p text:style-name="P1"/>
      <text:p text:style-name="P1">24.07.2018 16:19:57<text:tab/>Чтение порогов</text:p>
      <text:p text:style-name="P1">канал 1: рабочий порог 500</text:p>
      <text:p text:style-name="P1">канал 1: аварийный порог 1000</text:p>
      <text:p text:style-name="P1"/>
      <text:p text:style-name="P1">24.07.2018 16:19:59<text:tab/>Чтение коэффициентов</text:p>
      <text:p text:style-name="P1">Cчётчик 1: мёртвое время: 7.129e-005</text:p>
      <text:p text:style-name="P1">Cчётчик 1: коэффициент: 0.07346</text:p>
      <text:p text:style-name="P1">Cчётчик 1: собственный фон: 0.503</text:p>
      <text:p text:style-name="P1"/>
      <text:p text:style-name="P1">24.07.2018 16:20:02<text:tab/>Чтение коэффициентов</text:p>
      <text:p text:style-name="P1">Cчётчик 1: мёртвое время: 3.197e-005</text:p>
      <text:p text:style-name="P1">Cчётчик 1: коэффициент: 5.593</text:p>
      <text:p text:style-name="P1">Cчётчик 1: собственный фон: 0</text:p>
      <text:p text:style-name="P1"/>
      <text:p text:style-name="P1">24.07.2018 16:20:09<text:tab/>Чтение коэффициентов</text:p>
      <text:p text:style-name="P1">Cчётчик 1: мёртвое время: 0.0001537</text:p>
      <text:p text:style-name="P1">Cчётчик 1: коэффициент: 959.9</text:p>
      <text:p text:style-name="P1">Cчётчик 1: собственный фон: 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DT1H59M4S</meta:editing-duration>
    <meta:editing-cycles>65</meta:editing-cycles>
    <meta:generator>OpenOffice/4.1.4$Win32 OpenOffice.org_project/414m5$Build-9788</meta:generator>
    <dc:date>2018-10-15T13:58:12.19</dc:date>
    <meta:print-date>2018-07-24T17:00:48.17</meta:print-date>
    <meta:printed-by>Vadim Serikov</meta:printed-by>
    <meta:document-statistic meta:table-count="0" meta:image-count="0" meta:object-count="0" meta:page-count="4" meta:paragraph-count="154" meta:word-count="637" meta:character-count="4686"/>
    <meta:user-defined meta:name="Info 1"/>
    <meta:user-defined meta:name="Info 2"/>
    <meta:user-defined meta:name="Info 3"/>
    <meta:user-defined meta:name="Info 4"/>
  </office:meta>
</office:document-meta>
</file>